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273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3.1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c5000b" style:font-name="Liberation Serif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1pt" fo:language="en" fo:country="IN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1pt" fo:language="en" fo:country="IN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c5000b" style:text-outline="false" style:text-line-through-style="none" style:font-name="Liberation Serif" fo:font-size="10pt" fo:language="en" fo:country="IN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color="#c5000b" style:text-outline="false" style:text-line-through-style="none" style:font-name="Liberation Serif" fo:font-size="10pt" fo:language="en" fo:country="IN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.5pt" fo:language="en" fo:country="IN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fo:color="#c5000b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.5pt" fo:language="en" fo:country="IN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993366" style:text-outline="false" style:text-line-through-style="none" style:font-name="Liberation Serif" fo:font-size="10pt" fo:language="en" fo:country="IN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5000b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5000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ta_extref" style:family="table">
      <style:table-properties table:display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0"/>
        <table:table-column table:style-name="co5" table:default-cell-style-name="Default"/>
        <table:table-column table:style-name="co3" table:number-columns-repeated="1021" table:default-cell-style-name="Default"/>
        <table:table-row table:style-name="ro3">
          <table:table-cell table:style-name="ce1" office:value-type="string">
            <text:p>FORCAST VERIFICATION METHODS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4">
          <table:table-cell table:style-name="ce3" office:value-type="string">
            <text:p>Verification Using Contingency tables</text:p>
          </table:table-cell>
          <table:table-cell table:style-name="ce21" office:value-type="string">
            <text:p>Coding</text:p>
          </table:table-cell>
          <table:table-cell table:style-name="ce21" office:value-type="string">
            <text:p>Test Codin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(1) 2x2 Contigency Table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(2) Accuracy using 2x2 <text:s/>Contigency Table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3) Bias score using 2x2 <text:s/>Contigency Table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4) Probability of Detection (POD)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5) False Alarm Ratio (FAR)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6) Probability of False Detection (POFD)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7) Threat Score(TS)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8) Equitable Threat Score(ETS)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9) Hanssen and Kuipers Discriminant (HK) using 2x2 Contigency Table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10) Heidke Skill Score(HSS) using 2x2 Contigency Table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11) Odds Ratio(OR)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(12) Odds Ratio Skill Score(ORSS)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13) 4x4 Contigency Table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14) Histogram</text:p>
          </table:table-cell>
          <table:table-cell table:style-name="ce22" office:value-type="string">
            <text:p>NOT DONE</text:p>
          </table:table-cell>
          <table:table-cell table:style-name="ce22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(15) Accuracy using 4x4 <text:s/>Contigency Table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16) Heidke Skill Score (HSS) using 4x4 Contigency Table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17) Hanssen and Kuipers Discriminant (HK) using 4x4 Contigency Table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>
            <text:p>Methods for Foreasts of Continuous Variables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7" office:value-type="string">
            <text:p>(18) Scatter Plot 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19) Box Plot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20) Mean Error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21) Mean Absolute Error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(22) Root Mean Squred Error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5" table:number-columns-repeated="1021"/>
        </table:table-row>
        <table:table-row table:style-name="ro2">
          <table:table-cell table:style-name="ce5" office:value-type="string">
            <text:p>(23) Mean Squred Error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5" table:number-columns-repeated="1021"/>
        </table:table-row>
        <table:table-row table:style-name="ro2">
          <table:table-cell table:style-name="ce7" office:value-type="string">
            <text:p>(24) Lenear Error in Probability Space(LEPS)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25) Correlation Coeffient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26) Anomaly Correlation(AC)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27)S1 Score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0" office:value-type="string">
            <text:p>Methods for Probabilistic Foreca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>
            <text:p>(28) Reliability Diagram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29) Brier Score 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30) Brier Skill Score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31) Relative Operating Characteristic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32) Ranked Probability Score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33) <text:s/>Ranked Probability Skill Score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34) Relative Value (Value Score)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0" office:value-type="string">
            <text:p>Scientific or Diagnostic Verification Metho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>
            <text:p>Scale decomposition method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(35) Wavelet decomposition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36) Intensity-Scale Verification Approch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(37) Discrete cosine transformation (DCT)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1" office:value-type="string">
            <text:p>(38) Neighborhood (fuzzy) Methods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(39) Fractions skill score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(40) Pragmatic (neighborhood) Method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41) Spatial Multi-Event Contigency Table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42) Neighborhood verification framework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5">
          <table:table-cell table:style-name="ce14" office:value-type="string">
            <text:p>Object oriented methods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<text:span text:style-name="T1">(43) Contiguous Rain Areas(CRA) (entity-based) verification</text:span> 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>
            <text:p>(44) Method for Object-based Diagnostic Evaluation (MODE)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(45)Event Verification Using Composites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(46)Cluster Analysis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(47)Procrustes Shape Analysis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(48)Structure-Amplitude-Location (SAL) Method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49)Automated East-West Phase Error Calculation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16" office:value-type="string">
            <text:p>Field Verification Methods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(50)Displacement and Amplitude Score (DA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6" office:value-type="string">
            <text:p>Methods for Probabilistic Forecasts, Including Ensemble Prediction System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(51) Wilson Method for EPS Verification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52) Multi-Category Reliability Diagram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53) Rank Histogram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54) Correspondence Ratio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55) Likelihood Skill Measure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(56) Logarithmic Scoring Rule (Ignorance Score)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17" office:value-type="string">
            <text:p>Methods for rare event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(57) Deterministic Limit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(58)Extreme dependency score</text:p>
          </table:table-cell>
          <table:table-cell office:value-type="string">
            <text:p>DONE</text:p>
          </table:table-cell>
          <table:table-cell table:style-name="ce20" office:value-type="string">
            <text:p>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(59)Probability Model Approach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17" office:value-type="string">
            <text:p>Diagrams to plot several statistics at one time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(60) Taylor diagram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(61) BLT diagram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(62) Categorical Performance Diagram</text:p>
          </table:table-cell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9" office:value-type="string">
            <text:p>(63) Root mean squared factor</text:p>
          </table:table-cell>
          <table:table-cell table:style-name="ce24" office:value-type="string">
            <text:p>PARTIALY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(64) Nash-Sutcliffe efficiency coefficient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(65) Alpha Index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(66) Elliptical representation of vector errors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(67) Quantile-based categorical statistics</text:p>
          </table:table-cell>
          <table:table-cell table:style-name="ce23" office:value-type="string">
            <text:p>NOT DONE</text:p>
          </table:table-cell>
          <table:table-cell table:style-name="ce23" office:value-type="string">
            <text:p>NOT DONE</text:p>
          </table:table-cell>
          <table:table-cell table:number-columns-repeated="1021"/>
        </table:table-row>
        <table:table-row table:style-name="ro2">
          <table:table-cell/>
          <table:table-cell table:style-name="ce23" table:number-columns-repeated="2"/>
          <table:table-cell table:number-columns-repeated="102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>
        <table:named-range table:name="Roebber_diagram" table:base-cell-address="$Sheet1.$A$89" table:cell-range-address="$Sheet1.$A$8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23/04/2011</text:date>, <text:time>15:3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leepkumar R</meta:initial-creator>
    <meta:creation-date>2011-04-21T11:43:15</meta:creation-date>
    <dc:date>2011-04-23T15:35:31</dc:date>
    <dc:creator>Dileep </dc:creator>
    <meta:editing-duration>PT07H43M58S</meta:editing-duration>
    <meta:editing-cycles>41</meta:editing-cycles>
    <meta:generator>OpenOffice.org/3.2$Linux OpenOffice.org_project/320m19$Build-9505</meta:generator>
    <meta:document-statistic meta:table-count="3" meta:cell-count="206" meta:object-count="0"/>
  </office:meta>
</office:document-meta>
</file>